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times new roman" svg:font-family="'times new roman'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1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2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times new roman" fo:font-size="10.1999998092651pt"/>
    </style:style>
    <style:style style:name="T2" style:family="text">
      <style:text-properties style:font-name="times new roman" fo:font-size="10.1999998092651pt" fo:font-style="italic"/>
    </style:style>
    <style:style style:name="T3" style:family="text">
      <style:text-properties style:font-name="courier new" fo:font-size="9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ression</text:p>
      <text:p text:style-name="P4">time limit per test</text:p>
      <text:p text:style-name="P5">1 second</text:p>
      <text:p text:style-name="P4">memory limit per test</text:p>
      <text:p text:style-name="P5">256 megabytes</text:p>
      <text:p text:style-name="P4">input</text:p>
      <text:p text:style-name="P5">standard input</text:p>
      <text:p text:style-name="P4">output</text:p>
      <text:p text:style-name="P6">standard output</text:p>
      <text:p text:style-name="P7">Petya studies in a school and he adores Maths. His class has been studying arithmetic expressions. On the last class the teacher wrote three positive integers <text:span text:style-name="T2">a</text:span>, <text:span text:style-name="T2">b</text:span>, <text:span text:style-name="T2">c</text:span> on the blackboard. The task was to insert signs of operations '<text:span text:style-name="T3">+</text:span>' and '<text:span text:style-name="T3">*</text:span>', and probably brackets between the numbers so that the value of the resulting expression is as large as possible. Let's consider an example: assume that the teacher wrote numbers 1, 2 and 3 on the blackboard. Here are some ways of placing signs and brackets:</text:p>
      <text:list xml:id="list2477533207" text:style-name="L1">
        <text:list-item>
          <text:p text:style-name="P8">1+2*3=7</text:p>
        </text:list-item>
        <text:list-item>
          <text:p text:style-name="P8">1*(2+3)=5</text:p>
        </text:list-item>
        <text:list-item>
          <text:p text:style-name="P8">1*2*3=6</text:p>
        </text:list-item>
        <text:list-item>
          <text:p text:style-name="P8">(1+2)*3=9</text:p>
        </text:list-item>
      </text:list>
      <text:p text:style-name="P7">Note that you can insert operation signs only between <text:span text:style-name="T2">a</text:span> and <text:span text:style-name="T2">b</text:span>, and between <text:span text:style-name="T2">b</text:span> and <text:span text:style-name="T2">c</text:span>, that is, you cannot swap integers. For instance, in the given sample you cannot get expression (1+3)*2.</text:p>
      <text:p text:style-name="P7">It's easy to see that the maximum value that you can obtain is 9.</text:p>
      <text:p text:style-name="P7">Your task is: given <text:span text:style-name="T2">a</text:span>, <text:span text:style-name="T2">b</text:span> and <text:span text:style-name="T2">c</text:span> print the maximum value that you can get.</text:p>
      <text:p text:style-name="P10">Input</text:p>
      <text:p text:style-name="P7">The input contains three integers <text:span text:style-name="T2">a</text:span>, <text:span text:style-name="T2">b</text:span> and <text:span text:style-name="T2">c</text:span>, each on a single line (<text:span text:style-name="T1">1 ≤ </text:span><text:span text:style-name="T2">a</text:span><text:span text:style-name="T1">, </text:span><text:span text:style-name="T2">b</text:span><text:span text:style-name="T1">, </text:span><text:span text:style-name="T2">c</text:span><text:span text:style-name="T1"> ≤ 10</text:span>).</text:p>
      <text:p text:style-name="P10">Output</text:p>
      <text:p text:style-name="P7">Print the maximum value of the expression that you can obtain.</text:p>
      <text:p text:style-name="P9">Examples</text:p>
      <text:p text:style-name="P11">input</text:p>
      <text:section text:style-name="Sect1" text:name="id0030604018423074053">
        <text:p text:style-name="P12">Copy</text:p>
      </text:section>
      <text:p text:style-name="P1"><text:bookmark text:name="id008067074007366144"/>1</text:p>
      <text:p text:style-name="P2">2</text:p>
      <text:p text:style-name="P2">3</text:p>
      <text:p text:style-name="P11">output</text:p>
      <text:section text:style-name="Sect1" text:name="id0014295912610681016">
        <text:p text:style-name="P12">Copy</text:p>
      </text:section>
      <text:p text:style-name="P1"><text:bookmark text:name="id0048202264109809434"/>9</text:p>
      <text:p text:style-name="P11">input</text:p>
      <text:section text:style-name="Sect1" text:name="id007591521822183336">
        <text:p text:style-name="P12">Copy</text:p>
      </text:section>
      <text:p text:style-name="P1"><text:bookmark text:name="id009664167950869955"/>2</text:p>
      <text:p text:style-name="P2">10</text:p>
      <text:p text:style-name="P2">3</text:p>
      <text:p text:style-name="P11">output</text:p>
      <text:section text:style-name="Sect1" text:name="id006770549824911554">
        <text:p text:style-name="P12">Copy</text:p>
      </text:section>
      <text:p text:style-name="P1"><text:bookmark text:name="id007215395632775934"/>60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times new roman" svg:font-family="'times new roman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6T01:30:42.098000000</dc:date>
    <meta:editing-duration>PT8S</meta:editing-duration>
    <meta:editing-cycles>1</meta:editing-cycles>
    <meta:document-statistic meta:table-count="0" meta:image-count="0" meta:object-count="0" meta:page-count="1" meta:paragraph-count="38" meta:word-count="230" meta:character-count="1186" meta:non-whitespace-character-count="998"/>
    <meta:generator>LibreOffice/7.2.2.2$Windows_X86_64 LibreOffice_project/02b2acce88a210515b4a5bb2e46cbfb63fe97d56</meta:generator>
  </office:meta>
</office:document-meta>
</file>